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B0000006B518C88CE3E44A426.jpg" manifest:media-type="image/jpeg"/>
  <manifest:file-entry manifest:full-path="Pictures/10000000000002060000008BDDEEC948EAEFC7E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6.63cm" fo:margin-left="10.938cm" table:align="left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937cm"/>
    </style:style>
    <style:style style:name="Table2.A1" style:family="table-cell">
      <style:table-cell-properties fo:background-color="#278db0" fo:padding="0.097cm" fo:border="0.05pt solid #999999">
        <style:background-image/>
      </style:table-cell-properties>
    </style:style>
    <style:style style:name="Table2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e2.B2" style:family="table-cell">
      <style:table-cell-properties style:vertical-align="middle" fo:padding="0.097cm" fo:border="0.05pt solid #999999"/>
    </style:style>
    <style:style style:name="Table1" style:family="table">
      <style:table-properties style:width="17.60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1.589cm"/>
    </style:style>
    <style:style style:name="Table1.C" style:family="table-column">
      <style:table-column-properties style:column-width="1.753cm"/>
    </style:style>
    <style:style style:name="Table1.D" style:family="table-column">
      <style:table-column-properties style:column-width="2.067cm"/>
    </style:style>
    <style:style style:name="Table1.E" style:family="table-column">
      <style:table-column-properties style:column-width="1.739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1.443cm"/>
    </style:style>
    <style:style style:name="Table1.H" style:family="table-column">
      <style:table-column-properties style:column-width="1.498cm"/>
    </style:style>
    <style:style style:name="Table1.I" style:family="table-column">
      <style:table-column-properties style:column-width="1.64cm"/>
    </style:style>
    <style:style style:name="Table1.1" style:family="table-row">
      <style:table-row-properties style:min-row-height="0.628cm"/>
    </style:style>
    <style:style style:name="Table1.A1" style:family="table-cell">
      <style:table-cell-properties style:vertical-align="middle" fo:background-color="#278db0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e1.H1" style:family="table-cell">
      <style:table-cell-properties style:vertical-align="middle" fo:background-color="#278db0" fo:padding="0.097cm" fo:border="0.05pt solid #2a6099">
        <style:background-image/>
      </style:table-cell-properties>
    </style:style>
    <style:style style:name="Table1.2" style:family="table-row">
      <style:table-row-properties style:min-row-height="0.794cm"/>
    </style:style>
    <style:style style:name="Table1.A2" style:family="table-cell">
      <style:table-cell-properties style:vertical-align="middle" fo:background-color="#278db0" fo:padding="0.097cm" fo:border-left="0.05pt solid #2a6099" fo:border-right="none" fo:border-top="none" fo:border-bottom="0.05pt solid #2a6099">
        <style:background-image/>
      </style:table-cell-properties>
    </style:style>
    <style:style style:name="Table1.I2" style:family="table-cell">
      <style:table-cell-properties style:vertical-align="middle" fo:background-color="#278db0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A3" style:family="table-cell">
      <style:table-cell-properties style:vertical-align="middle" fo:background-color="#e8e8e8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4" style:family="table-row">
      <style:table-row-properties style:min-row-height="0.748cm"/>
    </style:style>
    <style:style style:name="Table1.A4" style:family="table-cell">
      <style:table-cell-properties style:vertical-align="middle" fo:background-color="#dee6ef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A5" style:family="table-cell">
      <style:table-cell-properties fo:padding="0.097cm" fo:border-left="0.05pt solid #2a6099" fo:border-right="none" fo:border-top="none" fo:border-bottom="0.05pt solid #2a6099"/>
    </style:style>
    <style:style style:name="Table1.B5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C5" style:family="table-cell">
      <style:table-cell-properties fo:padding="0.097cm" fo:border-left="0.05pt solid #2a6099" fo:border-right="none" fo:border-top="none" fo:border-bottom="0.05pt solid #2a6099"/>
    </style:style>
    <style:style style:name="Table1.D5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E5" style:family="table-cell">
      <style:table-cell-properties fo:padding="0.097cm" fo:border-left="0.05pt solid #2a6099" fo:border-right="none" fo:border-top="none" fo:border-bottom="0.05pt solid #2a6099"/>
    </style:style>
    <style:style style:name="Table1.F5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G5" style:family="table-cell">
      <style:table-cell-properties fo:padding="0.097cm" fo:border-left="0.05pt solid #2a6099" fo:border-right="none" fo:border-top="none" fo:border-bottom="0.05pt solid #2a6099"/>
    </style:style>
    <style:style style:name="Table1.H5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I5" style:family="table-cell">
      <style:table-cell-properties fo:padding="0.097cm" fo:border-left="0.05pt solid #2a6099" fo:border-right="0.05pt solid #2a6099" fo:border-top="none" fo:border-bottom="0.05pt solid #2a6099"/>
    </style:style>
    <style:style style:name="Table1.6" style:family="table-row">
      <style:table-row-properties style:min-row-height="0.157cm"/>
    </style:style>
    <style:style style:name="Table1.A6" style:family="table-cell">
      <style:table-cell-properties fo:padding="0.097cm" fo:border-left="0.05pt solid #2a6099" fo:border-right="none" fo:border-top="none" fo:border-bottom="0.05pt solid #2a6099"/>
    </style:style>
    <style:style style:name="Table1.B6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C6" style:family="table-cell">
      <style:table-cell-properties fo:padding="0.097cm" fo:border-left="0.05pt solid #2a6099" fo:border-right="none" fo:border-top="none" fo:border-bottom="0.05pt solid #2a6099"/>
    </style:style>
    <style:style style:name="Table1.D6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E6" style:family="table-cell">
      <style:table-cell-properties fo:padding="0.097cm" fo:border-left="0.05pt solid #2a6099" fo:border-right="none" fo:border-top="none" fo:border-bottom="0.05pt solid #2a6099"/>
    </style:style>
    <style:style style:name="Table1.F6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G6" style:family="table-cell">
      <style:table-cell-properties fo:padding="0.097cm" fo:border-left="0.05pt solid #2a6099" fo:border-right="none" fo:border-top="none" fo:border-bottom="0.05pt solid #2a6099"/>
    </style:style>
    <style:style style:name="Table1.H6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I6" style:family="table-cell">
      <style:table-cell-properties fo:padding="0.097cm" fo:border-left="0.05pt solid #2a6099" fo:border-right="0.05pt solid #2a6099" fo:border-top="none" fo:border-bottom="0.05pt solid #2a6099"/>
    </style:style>
    <style:style style:name="Table1.A7" style:family="table-cell">
      <style:table-cell-properties fo:background-color="#dee6ef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A8" style:family="table-cell">
      <style:table-cell-properties fo:background-color="#dee6ef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a6057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a1422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" style:family="paragraph" style:parent-style-name="Footer">
      <style:paragraph-properties fo:text-align="center" style:justify-single-word="false"/>
      <style:text-properties officeooo:paragraph-rsid="016f7bd8"/>
    </style:style>
    <style:style style:name="P4" style:family="paragraph" style:parent-style-name="Text_20_body">
      <style:paragraph-properties fo:text-align="center" style:justify-single-word="false"/>
      <style:text-properties officeooo:paragraph-rsid="014df8d2"/>
    </style:style>
    <style:style style:name="P5" style:family="paragraph" style:parent-style-name="Table_20_Contents">
      <style:text-properties fo:color="#ffffff" loext:opacity="100%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rial1" fo:font-size="6pt" fo:font-weight="bold" officeooo:rsid="01687c62" officeooo:paragraph-rsid="01a1422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" fo:font-size="9pt" fo:font-weight="bold" officeooo:rsid="014ae013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" fo:font-size="9pt" fo:font-weight="bold" officeooo:rsid="0168d460" officeooo:paragraph-rsid="0168d46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Arial" fo:font-size="9pt" fo:font-weight="bold" officeooo:rsid="014df8d2" officeooo:paragraph-rsid="0154c007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154c007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officeooo:rsid="01813aed" officeooo:paragraph-rsid="01813aed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officeooo:rsid="01813aed" officeooo:paragraph-rsid="0192187f" style:font-size-asian="9pt" style:font-size-complex="9pt"/>
    </style:style>
    <style:style style:name="P13" style:family="paragraph" style:parent-style-name="Standard">
      <style:text-properties officeooo:paragraph-rsid="01a14222"/>
    </style:style>
    <style:style style:name="P14" style:family="paragraph" style:parent-style-name="Standard">
      <style:paragraph-properties fo:break-before="auto" fo:break-after="auto"/>
      <style:text-properties officeooo:paragraph-rsid="01a14222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rsid="014e3dc3" officeooo:paragraph-rsid="0154c007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rsid="014e3dc3" officeooo:paragraph-rsid="01566d5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14e3dc3" officeooo:paragraph-rsid="018bf83e" style:font-size-asian="9pt" style:font-size-complex="9pt"/>
    </style:style>
    <style:style style:name="P18" style:family="paragraph" style:parent-style-name="Table_20_Contents">
      <style:text-properties style:font-name="Arial" fo:font-size="9pt" officeooo:rsid="014e3dc3" officeooo:paragraph-rsid="0154c007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bold" officeooo:rsid="014e3dc3" officeooo:paragraph-rsid="018681c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officeooo:paragraph-rsid="018bf83e" style:font-size-asian="9pt" style:font-size-complex="9pt"/>
    </style:style>
    <style:style style:name="P21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1" fo:font-size="20pt" fo:font-style="normal" style:text-underline-style="none" fo:font-weight="bold" officeooo:rsid="01750a68" officeooo:paragraph-rsid="01a44aff" style:text-blinking="false" fo:background-color="transparent" style:font-size-asian="20pt" style:font-weight-asian="bold" style:font-size-complex="20pt" style:font-weight-complex="bold"/>
    </style:style>
    <style:style style:name="P22" style:family="paragraph" style:parent-style-name="Footer">
      <style:paragraph-properties fo:text-align="center" style:justify-single-word="false"/>
      <style:text-properties officeooo:paragraph-rsid="01b5377c"/>
    </style:style>
    <style:style style:name="P23" style:family="paragraph" style:parent-style-name="Footer">
      <style:paragraph-properties fo:text-align="center" style:justify-single-word="false"/>
      <style:text-properties officeooo:paragraph-rsid="01ab8fb5"/>
    </style:style>
    <style:style style:name="P24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P25" style:family="paragraph">
      <loext:graphic-properties draw:fill-color="#2a98bd"/>
    </style:style>
    <style:style style:name="P26" style:family="paragraph">
      <loext:graphic-properties draw:fill-color="#278db0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color="#808080" loext:opacity="100%" style:font-name="Noto Sans CJK TC" fo:font-size="9pt" fo:font-style="italic" fo:font-weight="normal" officeooo:rsid="01c71e6e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officeooo:rsid="014f6ef7"/>
    </style:style>
    <style:style style:name="T6" style:family="text">
      <style:text-properties style:font-name="Arial" officeooo:rsid="014e3dc3"/>
    </style:style>
    <style:style style:name="T7" style:family="text">
      <style:text-properties style:font-name="Arial" officeooo:rsid="014f6ef7"/>
    </style:style>
    <style:style style:name="T8" style:family="text">
      <style:text-properties style:font-name="Arial" officeooo:rsid="0181d1c9"/>
    </style:style>
    <style:style style:name="T9" style:family="text">
      <style:text-properties style:font-name="Arial" officeooo:rsid="018bf83e"/>
    </style:style>
    <style:style style:name="T10" style:family="text"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4df8d2" style:text-blinking="false" fo:background-color="transparent" loext:char-shading-value="0" style:font-size-asian="20pt" style:font-size-complex="20pt"/>
    </style:style>
    <style:style style:name="T11" style:family="text"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750a68" style:text-blinking="false" fo:background-color="transparent" loext:char-shading-value="0" style:font-size-asian="20pt" style:font-size-complex="20pt"/>
    </style:style>
    <style:style style:name="T12" style:family="text"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a14222" style:text-blinking="false" fo:background-color="transparent" loext:char-shading-value="0" style:font-size-asian="20pt" style:font-size-complex="20pt"/>
    </style:style>
    <style:style style:name="T13" style:family="text">
      <style:text-properties officeooo:rsid="0181d1c9"/>
    </style:style>
    <style:style style:name="T14" style:family="text">
      <style:text-properties officeooo:rsid="018681cd"/>
    </style:style>
    <style:style style:name="T15" style:family="text">
      <style:text-properties officeooo:rsid="0188a151"/>
    </style:style>
    <style:style style:name="T16" style:family="text">
      <style:text-properties officeooo:rsid="018a0377"/>
    </style:style>
    <style:style style:name="T17" style:family="text">
      <style:text-properties officeooo:rsid="018bf83e"/>
    </style:style>
    <style:style style:name="T18" style:family="text">
      <style:text-properties officeooo:rsid="016a384e"/>
    </style:style>
    <style:style style:name="T19" style:family="text">
      <style:text-properties officeooo:rsid="0163dba4"/>
    </style:style>
    <style:style style:name="T20" style:family="text">
      <style:text-properties officeooo:rsid="019036c9"/>
    </style:style>
    <style:style style:name="T21" style:family="text">
      <style:text-properties officeooo:rsid="019358c3"/>
    </style:style>
    <style:style style:name="T22" style:family="text">
      <style:text-properties officeooo:rsid="01ca247d"/>
    </style:style>
    <style:style style:name="T23" style:family="text">
      <style:text-properties officeooo:rsid="01ce847d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MEDALLERO </text:span><text:span text:style-name="T12">POR </text:span><text:span text:style-name="T11">DEPARTAMENTO</text:span></text:p>
      <text:p text:style-name="P21">{d.filtros.olimpiada}</text:p>
      <text:p text:style-name="P14"/>
      <table:table table:name="Table2" table:style-name="Table2">
        <table:table-column table:style-name="Table2.A"/>
        <table:table-column table:style-name="Table2.B"/>
        <table:table-row table:style-name="TableLine113026720">
          <table:table-cell table:style-name="Table2.A1" table:number-columns-spanned="2" office:value-type="string">
            <text:p text:style-name="P6">FILTROS <text:span text:style-name="T18">SELECCIONADOS</text:span></text:p>
          </table:table-cell>
          <table:covered-table-cell/>
        </table:table-row>
        <table:table-row table:style-name="TableLine113047008">
          <table:table-cell table:style-name="Table2.A2" office:value-type="string">
            <text:p text:style-name="P2">ETAPA</text:p>
          </table:table-cell>
          <table:table-cell table:style-name="Table2.B2" office:value-type="string">
            <text:p text:style-name="P2">{d.filtros.<text:span text:style-name="T19">etapa</text:span>}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5"/>
              <text:p text:style-name="P7">Área</text:p>
            </table:table-cell>
            <table:table-cell table:style-name="Table1.A1" table:number-rows-spanned="2" office:value-type="string">
              <text:p text:style-name="P8"/>
              <text:p text:style-name="P8">Cantidad</text:p>
            </table:table-cell>
            <table:table-cell table:style-name="Table1.A1" table:number-columns-spanned="2" office:value-type="string">
              <text:p text:style-name="P8">Género</text:p>
            </table:table-cell>
            <table:covered-table-cell/>
            <table:table-cell table:style-name="Table1.A1" table:number-columns-spanned="3" office:value-type="string">
              <text:p text:style-name="P8">Dependenc<text:span text:style-name="T20">i</text:span>a</text:p>
            </table:table-cell>
            <table:covered-table-cell/>
            <table:covered-table-cell/>
            <table:table-cell table:style-name="Table1.H1" table:number-columns-spanned="2" office:value-type="string">
              <text:p text:style-name="P8">Área geográfica</text:p>
            </table:table-cell>
            <table:covered-table-cell/>
          </table:table-row>
          <table:table-row table:style-name="Table1.2">
            <table:covered-table-cell table:style-name="Table1.A2"/>
            <table:covered-table-cell table:style-name="Table1.A2"/>
            <table:table-cell table:style-name="Table1.A2" office:value-type="string">
              <text:p text:style-name="P9">Masculino</text:p>
            </table:table-cell>
            <table:table-cell table:style-name="Table1.A2" office:value-type="string">
              <text:p text:style-name="P9">Femenino</text:p>
            </table:table-cell>
            <table:table-cell table:style-name="Table1.A2" office:value-type="string">
              <text:p text:style-name="P9">Convenio</text:p>
            </table:table-cell>
            <table:table-cell table:style-name="Table1.A2" office:value-type="string">
              <text:p text:style-name="P9">Fiscal</text:p>
            </table:table-cell>
            <table:table-cell table:style-name="Table1.A2" office:value-type="string">
              <text:p text:style-name="P9">Privada</text:p>
            </table:table-cell>
            <table:table-cell table:style-name="Table1.A2" office:value-type="string">
              <text:p text:style-name="P9">Urbano</text:p>
            </table:table-cell>
            <table:table-cell table:style-name="Table1.I2" office:value-type="string">
              <text:p text:style-name="P9">Rural</text:p>
            </table:table-cell>
          </table:table-row>
        </table:table-header-rows>
        <table:table-row table:style-name="Table1.2">
          <table:table-cell table:style-name="Table1.A3" table:number-columns-spanned="9" office:value-type="string">
            <text:p text:style-name="P11">{d.<text:span text:style-name="T15">cuerpo[i].</text:span>departa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9" office:value-type="string">
            <text:p text:style-name="P19">{d.<text:span text:style-name="T15">cuerpo.</text:span>cuerpo[i].sub_grupo_medaller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14144432">
          <table:table-cell table:style-name="Table1.A5" office:value-type="string">
            <text:p text:style-name="P18">{d.<text:span text:style-name="T16">cuerpo[i]</text:span>.cuerpo[i].datos[i].nombre_area}</text:p>
          </table:table-cell>
          <table:table-cell table:style-name="Table1.B5" office:value-type="string">
            <text:p text:style-name="P15">{d.<text:span text:style-name="T17">cuerpo</text:span><text:span text:style-name="T13">[i]</text:span>.cuerpo[i].datos[i].<text:span text:style-name="T5">total</text:span>}</text:p>
          </table:table-cell>
          <table:table-cell table:style-name="Table1.C5" office:value-type="string">
            <text:p text:style-name="P15">{d.<text:span text:style-name="T17">cuerpo</text:span><text:span text:style-name="T13">[i]</text:span>.cuerpo[i].datos[i].masculino}</text:p>
          </table:table-cell>
          <table:table-cell table:style-name="Table1.D5" office:value-type="string">
            <text:p text:style-name="P15">{d.<text:span text:style-name="T17">cuerpo</text:span><text:span text:style-name="T13">[i]</text:span>.cuerpo[i].datos[i].femenino}</text:p>
          </table:table-cell>
          <table:table-cell table:style-name="Table1.E5" office:value-type="string">
            <text:p text:style-name="P20"><text:span text:style-name="T6">{d.</text:span><text:span text:style-name="T9">cuerpo</text:span><text:span text:style-name="T8">[i]</text:span><text:span text:style-name="T6">.cuerpo[i].datos[i].</text:span><text:span text:style-name="T7">convenio</text:span><text:span text:style-name="T6">}</text:span></text:p>
          </table:table-cell>
          <table:table-cell table:style-name="Table1.F5" office:value-type="string">
            <text:p text:style-name="P20"><text:span text:style-name="T6">{d.</text:span><text:span text:style-name="T9">cuerpo</text:span><text:span text:style-name="T8">[i]</text:span><text:span text:style-name="T6">.cuerpo[i].datos[i].</text:span><text:span text:style-name="T7">fiscal</text:span><text:span text:style-name="T6">}</text:span></text:p>
          </table:table-cell>
          <table:table-cell table:style-name="Table1.G5" office:value-type="string">
            <text:p text:style-name="P17">{d.<text:span text:style-name="T17">cuerpo</text:span><text:span text:style-name="T13">[i]</text:span>.cuerpo[i].datos[i].<text:span text:style-name="T5">privada</text:span>}</text:p>
          </table:table-cell>
          <table:table-cell table:style-name="Table1.H5" office:value-type="string">
            <text:p text:style-name="P17">{d.<text:span text:style-name="T17">cuerpo</text:span><text:span text:style-name="T13">[i]</text:span>.cuerpo[i].datos[i].urbano}</text:p>
          </table:table-cell>
          <table:table-cell table:style-name="Table1.I5" office:value-type="string">
            <text:p text:style-name="P17">{d.<text:span text:style-name="T17">cuerpo</text:span><text:span text:style-name="T13">[i]</text:span>.cuerpo[i].datos[i].rural}</text:p>
          </table:table-cell>
        </table:table-row>
        <table:table-row table:style-name="Table1.6">
          <table:table-cell table:style-name="Table1.A6" office:value-type="string">
            <text:p text:style-name="P18">{d.<text:span text:style-name="T16">cuerpo</text:span><text:span text:style-name="T13">[i]</text:span>.cuerpo[i].datos[i+1].nombre_area}</text:p>
          </table:table-cell>
          <table:table-cell table:style-name="Table1.B6" office:value-type="string">
            <text:p text:style-name="P15">{d.<text:span text:style-name="T17">cuerpo</text:span><text:span text:style-name="T13">[i]</text:span>.cuerpo[i].datos[i+1].<text:span text:style-name="T5">total</text:span>}</text:p>
          </table:table-cell>
          <table:table-cell table:style-name="Table1.C6" office:value-type="string">
            <text:p text:style-name="P16">{d.<text:span text:style-name="T17">cuerpo</text:span><text:span text:style-name="T13">[i]</text:span>.cuerpo[i].datos[i+1].masculino }</text:p>
          </table:table-cell>
          <table:table-cell table:style-name="Table1.D6" office:value-type="string">
            <text:p text:style-name="P16">{d.<text:span text:style-name="T17">cuerpo</text:span><text:span text:style-name="T13">[i]</text:span>.cuerpo[i].datos[i+1].femenino}</text:p>
          </table:table-cell>
          <table:table-cell table:style-name="Table1.E6" office:value-type="string">
            <text:p text:style-name="P17">{d.<text:span text:style-name="T17">cuerpo</text:span><text:span text:style-name="T13">[i]</text:span>.cuerpo[i].datos[i+1].<text:span text:style-name="T5">convenio</text:span>}</text:p>
          </table:table-cell>
          <table:table-cell table:style-name="Table1.F6" office:value-type="string">
            <text:p text:style-name="P17">{d.<text:span text:style-name="T17">cuerpo</text:span><text:span text:style-name="T13">[i]</text:span>.cuerpo[i].datos[i+1].<text:span text:style-name="T5">fiscal</text:span>}</text:p>
          </table:table-cell>
          <table:table-cell table:style-name="Table1.G6" office:value-type="string">
            <text:p text:style-name="P20"><text:span text:style-name="T6">{d.</text:span><text:span text:style-name="T9">cuerpo</text:span><text:span text:style-name="T8">[i]</text:span><text:span text:style-name="T6">.cuerpo[i].datos[i+1].</text:span><text:span text:style-name="T7">privada</text:span><text:span text:style-name="T6">}</text:span></text:p>
          </table:table-cell>
          <table:table-cell table:style-name="Table1.H6" office:value-type="string">
            <text:p text:style-name="P17">{d.<text:span text:style-name="T17">cuerpo</text:span><text:span text:style-name="T13">[i]</text:span>.cuerpo[i].datos[i+1].urbano}</text:p>
          </table:table-cell>
          <table:table-cell table:style-name="Table1.I6" office:value-type="string">
            <text:p text:style-name="P17">{d.<text:span text:style-name="T17">cuerpo</text:span><text:span text:style-name="T13">[i]</text:span>.cuerpo[i].datos[i+1].rural}</text:p>
          </table:table-cell>
        </table:table-row>
        <table:table-row table:style-name="Table1.6">
          <table:table-cell table:style-name="Table1.A7" table:number-columns-spanned="9" office:value-type="string">
            <text:p text:style-name="P19">{d.<text:span text:style-name="T15">cuerpo.</text:span>cuerpo[i<text:span text:style-name="T14">+1</text:span>].sub_grupo_medaller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8" table:number-columns-spanned="9" office:value-type="string">
            <text:p text:style-name="P12">{d.<text:span text:style-name="T15">cuerpo[i</text:span><text:span text:style-name="T21">+1</text:span><text:span text:style-name="T15">].</text:span>departa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ooter">
      <style:paragraph-properties fo:text-align="center" style:justify-single-word="false"/>
      <style:text-properties officeooo:paragraph-rsid="01ab8fb5"/>
    </style:style>
    <style:style style:name="MP3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MP4" style:family="paragraph">
      <loext:graphic-properties draw:fill-color="#2a98bd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a60578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frame draw:style-name="Mfr1" draw:name="{d.imageMinisterio}" text:anchor-type="char" svg:x="-0.33cm" svg:y="-1.349cm" svg:width="7.433cm" svg:height="2.027cm" draw:z-index="2"><draw:image xlink:href="Pictures/10000000000002060000008BDDEEC948EAEFC7E6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518C88CE3E44A426.jpg" xlink:type="simple" xlink:show="embed" xlink:actuate="onLoad" draw:mime-type="image/jpeg"/></draw:frame></text:p>
      </style:header>
      <style:footer>
        <text:p text:style-name="MP2"><draw:custom-shape text:anchor-type="paragraph" draw:z-index="4" draw:name="Shape 2" draw:style-name="Mgr2" draw:text-style-name="MP4" svg:width="3.155cm" svg:height="0.981cm" draw:transform="rotate (-3.14159265358979) translate (19.5388333333333cm 0.874888888888889cm)"><text:p text:style-name="MP3"><text:s text:c="13"/><text:page-number text:select-page="current">1</text:page-number><text:s/>de <text:page-count>1</text:page-count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text:p text:style-name="MP5"><draw:custom-shape text:anchor-type="paragraph" draw:z-index="3" draw:name="Shape2" draw:style-name="Mgr3" draw:text-style-name="MP1" svg:width="21.891cm" svg:height="0.978cm" svg:x="-2.351cm" svg:y="0.582cm"><text:p text:style-name="MP6"><text:span text:style-name="MT1">“</text:span><text:span text:style-name="MT2">{d.leyenda}</text:span><text:span text:style-name="MT1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1:32:55.053798611</meta:creation-date>
    <dc:date>2021-08-27T09:04:19.615887935</dc:date>
    <meta:editing-duration>P1DT6H48S</meta:editing-duration>
    <meta:editing-cycles>393</meta:editing-cycles>
    <meta:generator>LibreOffice/7.2.0.4$Linux_X86_64 LibreOffice_project/9a9c6381e3f7a62afc1329bd359cc48accb6435b</meta:generator>
    <meta:document-statistic meta:table-count="2" meta:image-count="2" meta:object-count="0" meta:page-count="1" meta:paragraph-count="41" meta:word-count="48" meta:character-count="1094" meta:non-whitespace-character-count="1074"/>
  </office:meta>
</office:document-meta>
</file>